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NSText" svg:font-family="SFNSText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style:font-name="Liberation Serif" fo:font-size="14pt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style:font-name="Liberation Serif" fo:font-size="14pt" officeooo:rsid="0016d786" officeooo:paragraph-rsid="0016d786" style:font-size-asian="14pt" style:font-size-complex="14pt"/>
    </style:style>
    <style:style style:name="P6" style:family="paragraph" style:parent-style-name="Standard" style:list-style-name="L1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6d786" officeooo:paragraph-rsid="0016d786" style:font-size-asian="14pt" style:font-size-complex="14pt"/>
    </style:style>
    <style:style style:name="P7" style:family="paragraph" style:parent-style-name="Standard" style:list-style-name="L1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722c5" officeooo:paragraph-rsid="001722c5" style:font-size-asian="14pt" style:font-size-complex="14pt"/>
    </style:style>
    <style:style style:name="P8" style:family="paragraph" style:parent-style-name="Standard" style:list-style-name="L1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9ae35" officeooo:paragraph-rsid="0019ae35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9ae35" officeooo:paragraph-rsid="0019ae35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c4a64" officeooo:paragraph-rsid="001c4a64" style:font-size-asian="14pt" style:font-size-complex="14pt"/>
    </style:style>
    <style:style style:name="P11" style:family="paragraph" style:parent-style-name="Standard" style:list-style-name="L2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c4a64" officeooo:paragraph-rsid="001c4a64" style:font-size-asian="14pt" style:font-size-complex="14pt"/>
    </style:style>
    <style:style style:name="P12" style:family="paragraph" style:parent-style-name="Standard" style:list-style-name="L2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d6e48" officeooo:paragraph-rsid="001d6e48" style:font-size-asian="14pt" style:font-size-complex="14pt"/>
    </style:style>
    <style:style style:name="P13" style:family="paragraph" style:parent-style-name="Standard" style:list-style-name="L2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f0972" officeooo:paragraph-rsid="001f0972" style:font-size-asian="14pt" style:font-size-complex="14pt"/>
    </style:style>
    <style:style style:name="P14" style:family="paragraph" style:parent-style-name="Standard" style:list-style-name="L2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f240d" officeooo:paragraph-rsid="001f240d" style:font-size-asian="14pt" style:font-size-complex="14pt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1f240d" officeooo:paragraph-rsid="001f240d" style:font-size-asian="14pt" style:font-size-complex="14pt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 fo:orphans="2" fo:widows="2"/>
      <style:text-properties style:font-name="Liberation Serif" fo:font-size="14pt" officeooo:rsid="00202cbd" officeooo:paragraph-rsid="00202cbd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fo:letter-spacing="normal" fo:font-style="normal" fo:font-weight="normal" officeooo:rsid="00162302" loext:padding="0in" loext:border="none"/>
    </style:style>
    <style:style style:name="T3" style:family="text">
      <style:text-properties fo:font-variant="normal" fo:text-transform="none" fo:color="#000000" fo:letter-spacing="normal" fo:font-style="normal" fo:font-weight="normal" officeooo:rsid="0018b99b" loext:padding="0in" loext:border="none"/>
    </style:style>
    <style:style style:name="T4" style:family="text">
      <style:text-properties fo:font-variant="normal" fo:text-transform="none" fo:color="#000000" fo:letter-spacing="normal" fo:font-style="normal" fo:font-weight="normal" officeooo:rsid="001a8197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литология лекции</text:p>
      <text:p text:style-name="P2">Галаганова Светлана Георгиевна</text:p>
      <text:p text:style-name="P2">каб. 722</text:p>
      <text:p text:style-name="P2"/>
      <text:p text:style-name="P2"/>
      <text:p text:style-name="P1">Лекция 1. Введение в политологию</text:p>
      <text:p text:style-name="P3"><text:span text:style-name="T1">Дословный перевод политология - наука о политик</text:span><text:span text:style-name="T2">е</text:span></text:p>
      <text:p text:style-name="P4"><text:span text:style-name="T2"/></text:p>
      <text:p text:style-name="P5"><text:span text:style-name="T2">О</text:span><text:span text:style-name="T1">сновные значения термина политика:</text:span></text:p>
      <text:list xml:id="list3001106226802903820" text:style-name="L1">
        <text:list-item>
          <text:p text:style-name="P6"><text:span text:style-name="T1">управленческая деятельность по отношению к обществу как к целостной динамической системой в соответствии с интересами определенных социальных групп. Таким образом, главная проблема политологии — проблема власти.</text:span></text:p>
        </text:list-item>
        <text:list-item>
          <text:p text:style-name="P7"><text:span text:style-name="T1">Конкурентная деятельность различных социальных групп на международной арене государств в соответствии с их интересами. </text:span><text:span text:style-name="T3">В основе этой конкуренции несовпадение социальных интересов. </text:span></text:p>
        </text:list-item>
        <text:list-item>
          <text:p text:style-name="P8"><text:span text:style-name="T3">О</text:span><text:span text:style-name="T1">дна из сфер жизнедеятельности общества. </text:span></text:p>
        </text:list-item>
      </text:list>
      <text:p text:style-name="P9"><text:span text:style-name="T1">Это и является предметом политологии</text:span></text:p>
      <text:p text:style-name="P9"><text:span text:style-name="T1"/></text:p>
      <text:p text:style-name="P9"><text:span text:style-name="T1">Объект политологии — общество.</text:span></text:p>
      <text:p text:style-name="P9"><text:span text:style-name="T1"/></text:p>
      <text:p text:style-name="P9"><text:span text:style-name="T1">Политология не имеет своих методов научного познания. </text:span><text:span text:style-name="T4">Она использует те методы, которые присущи другим наукам. </text:span></text:p>
      <text:p text:style-name="P9"><text:span text:style-name="T4"/></text:p>
      <text:p text:style-name="P10"><text:span text:style-name="T4">Н</text:span><text:span text:style-name="T1">екоторые общенаучные принципы активно применяемые в политологии:</text:span></text:p>
      <text:list xml:id="list4581100389998656181" text:style-name="L2">
        <text:list-item>
          <text:p text:style-name="P11"><text:span text:style-name="T1">Системный подход</text:span></text:p>
        </text:list-item>
        <text:list-item>
          <text:p text:style-name="P11"><text:span text:style-name="T1">Необходимость рассмотрения объекта в статике и динамике</text:span></text:p>
        </text:list-item>
        <text:list-item>
          <text:p text:style-name="P11"><text:span text:style-name="T1">Принципы прогнозирования</text:span></text:p>
        </text:list-item>
        <text:list-item>
          <text:p text:style-name="P12"><text:span text:style-name="T1">Исторический подход</text:span></text:p>
        </text:list-item>
        <text:list-item>
          <text:p text:style-name="P12"><text:span text:style-name="T1">Сравнительный анализ</text:span></text:p>
        </text:list-item>
        <text:list-item>
          <text:p text:style-name="P13"><text:span text:style-name="T1">Принцип моделирования</text:span></text:p>
        </text:list-item>
        <text:list-item>
          <text:p text:style-name="P13"><text:span text:style-name="T1">Структурный анализ</text:span></text:p>
        </text:list-item>
        <text:list-item>
          <text:p text:style-name="P14"><text:span text:style-name="T1">Функциональный анализ — ответ на вопрос, какие функции выполняет то или иное явление.</text:span></text:p>
        </text:list-item>
        <text:list-item>
          <text:p text:style-name="P14"><text:span text:style-name="T1">Необходимость выявления всех видов противоречий.</text:span></text:p>
        </text:list-item>
      </text:list>
      <text:p text:style-name="P15"><text:span text:style-name="T1"/></text:p>
      <text:p text:style-name="P16"><text:span text:style-name="T1">Примерно до конца 19 века научное исследование политических явлений и процессов осуществлялось в основном в рамках других сфер социально-гуманнитарного знания, а именно в рамках истории, философии, теории культуры, богословия, социологии.</text:span></text:p>
      <text:p text:style-name="P16"><text:span text:style-name="T1"/></text:p>
      <text:p text:style-name="P16"><text:span text:style-name="T1">Обособление политологии в отдельную сферу социально-гуманнитарного знания обусловлено осознанием широкими массами народа несовпадения своих </text:span><text:soft-page-break/><text:span text:style-name="T1">интересов с интересами правящих классов, что порождает активные политические выступлени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NSText" svg:font-family="SFNSText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2:06:54.488920184</meta:creation-date>
    <dc:date>2019-02-09T13:21:47.558408252</dc:date>
    <meta:editing-duration>PT34M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06" meta:character-count="1634" meta:non-whitespace-character-count="1457"/>
  </office:meta>
</office:document-meta>
</file>